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9cm" svg:stroke-color="#1c1c1c" draw:marker-start-width="0.438cm" draw:marker-end-width="0.438cm" draw:fill="solid" draw:fill-color="#669966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59cm" svg:stroke-color="#1c1c1c" draw:marker-start-width="0.438cm" draw:marker-end-width="0.438cm" draw:fill="solid" draw:fill-color="#99cc99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1c1c1c" draw:marker-start-width="0.438cm" draw:marker-end-width="0.438cm" draw:fill="solid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333333" draw:marker-start-width="0.438cm" draw:marker-end-width="0.438cm" draw:fill="solid" draw:fill-color="#ccff99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333333" draw:marker-start-width="0.438cm" draw:marker-end-width="0.438cm" draw:fill="solid" draw:fill-color="#ccffcc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1c1c1c" draw:marker-start-width="0.439cm" draw:marker-end-width="0.439cm" draw:fill="solid" draw:fill-color="#ffffff" draw:textarea-horizontal-align="justify" draw:textarea-vertical-align="middle" draw:auto-grow-height="false" fo:min-height="0cm" fo:min-width="0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333333" draw:marker-start-width="0.438cm" draw:marker-end-width="0.438cm" draw:fill="solid" draw:fill-color="#9999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333333" draw:marker-start-width="0.438cm" draw:marker-end-width="0.438cm" draw:fill="solid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081cm" svg:stroke-color="#111111" draw:marker-start-width="0.321cm" draw:marker-end-width="0.321cm" draw:fill="solid" draw:fill-color="#99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11111" draw:marker-start-width="0.322cm" draw:marker-end-width="0.322cm" draw:fill="solid" draw:fill-color="#ffffff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6.51cm" svg:height="5.207cm" svg:x="2.27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3.048cm" svg:x="3.54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1cm" svg:height="5.207cm" svg:x="2.27cm" svg:y="16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3.048cm" svg:x="3.54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1cm" svg:height="5.207cm" svg:x="2.27cm" svg:y="9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3.048cm" svg:x="3.5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custom-shape draw:style-name="gr5" draw:text-style-name="P1" draw:layer="layout" svg:width="16.51cm" svg:height="5.207cm" svg:x="2.34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3.048cm" svg:x="3.613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1cm" svg:height="5.207cm" svg:x="2.397cm" svg:y="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3.048cm" svg:x="3.667cm" svg:y="3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6.51cm" svg:height="5.207cm" svg:x="2.397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3.048cm" svg:x="3.667cm" svg:y="18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redeterminado">
        <draw:custom-shape draw:style-name="gr6" draw:text-style-name="P1" draw:layer="layout" svg:width="16.51cm" svg:height="5.207cm" svg:x="2.271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3.97cm" svg:height="3.048cm" svg:x="3.541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6.51cm" svg:height="5.207cm" svg:x="2.144cm" svg:y="9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97cm" svg:height="3.048cm" svg:x="3.414cm" svg:y="10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6.51cm" svg:height="5.207cm" svg:x="2.398cm" svg:y="16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97cm" svg:height="3.048cm" svg:x="3.668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redeterminado">
        <draw:custom-shape draw:style-name="gr8" draw:text-style-name="P1" draw:layer="layout" svg:width="16.51cm" svg:height="5.207cm" svg:x="2.397cm" svg:y="2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97cm" svg:height="3.048cm" svg:x="3.667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985cm" svg:height="1.905cm" svg:x="2.27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909cm" svg:height="1.115cm" svg:x="2.808cm" svg:y="10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985cm" svg:height="1.905cm" svg:x="10.779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909cm" svg:height="1.115cm" svg:x="11.317cm" svg:y="10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urdes Couto Torres</meta:initial-creator>
    <meta:creation-date>2017-03-13T11:41:11.86</meta:creation-date>
    <dc:date>2017-03-13T12:38:26.79</dc:date>
    <dc:creator>Lourdes Couto Torres</dc:creator>
    <meta:editing-duration>PT41M58S</meta:editing-duration>
    <meta:editing-cycles>4</meta:editing-cycles>
    <meta:generator>OpenOffice/4.1.3$Win32 OpenOffice.org_project/413m1$Build-9783</meta:generator>
    <meta:document-statistic meta:object-count="24"/>
  </office:meta>
</office:document-meta>
</file>